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4.1cm" svg:height="2.8cm" svg:x="11.2cm" svg:y="9.7cm">
          <text:p text:style-name="P1">Scope</text:p>
        </draw:rect>
        <draw:rect draw:style-name="gr1" draw:text-style-name="P1" xml:id="id2" draw:id="id2" draw:layer="layout" svg:width="4.1cm" svg:height="2.8cm" svg:x="4.1cm" svg:y="9.7cm">
          <text:p text:style-name="P1">Scope</text:p>
        </draw:rect>
        <draw:connector draw:style-name="gr2" draw:text-style-name="P1" draw:layer="layout" svg:x1="11.2cm" svg:y1="11.1cm" svg:x2="8.2cm" svg:y2="11.1cm" draw:start-shape="id1" draw:start-glue-point="3" draw:end-shape="id2" draw:end-glue-point="1" svg:d="M11200 11100h-3000">
          <text:p text:style-name="P1">Parent</text:p>
        </draw:connector>
        <draw:rect draw:style-name="gr1" draw:text-style-name="P1" xml:id="id3" draw:id="id3" draw:layer="layout" svg:width="4.1cm" svg:height="2.8cm" svg:x="11.1cm" svg:y="15.8cm">
          <text:p text:style-name="P1">AST</text:p>
          <text:p text:style-name="P1">Node</text:p>
        </draw:rect>
        <draw:connector draw:style-name="gr2" draw:text-style-name="P1" draw:layer="layout" svg:x1="13.15cm" svg:y1="15.8cm" svg:x2="13.25cm" svg:y2="12.5cm" draw:start-shape="id3" draw:start-glue-point="0" draw:end-shape="id1" draw:end-glue-point="2" svg:d="M13150 15800v-1650h100v-1650">
          <text:p text:style-name="P1">Referenced scope</text:p>
        </draw:connector>
        <draw:ellipse draw:style-name="gr1" draw:text-style-name="P1" xml:id="id4" draw:id="id4" draw:layer="layout" svg:width="4.3cm" svg:height="2.6cm" svg:x="4cm" svg:y="1.6cm">
          <text:p text:style-name="P1">Semantic</text:p>
          <text:p text:style-name="P1">state</text:p>
        </draw:ellipse>
        <draw:connector draw:style-name="gr2" draw:text-style-name="P1" draw:layer="layout" svg:x1="6.15cm" svg:y1="4.2cm" svg:x2="6.15cm" svg:y2="9.7cm" draw:start-shape="id4" draw:start-glue-point="2" draw:end-shape="id2" svg:d="M6150 4200v5500">
          <text:p text:style-name="P1">Root</text:p>
        </draw:connector>
        <draw:frame draw:style-name="gr3" draw:layer="layout" svg:width="18.8cm" svg:height="4.7cm" svg:x="0.9cm" svg:y="19.8cm">
          <draw:text-box>
            <text:list text:style-name="L1">
              <text:list-item>
                <text:p>Podría hacer una pasada que crease los 'scopes'. Se tendría que hacer en 'pre-orden'.</text:p>
              </text:list-item>
              <text:list-item>
                <text:p>¿Incluso asignar un 'scope' a cada nodo? → Muchos punteros.</text:p>
              </text:list-item>
              <text:list-item>
                <text:p>Parece sencillo de implementar.</text:p>
              </text:list-item>
              <text:list-item>
                <text:p>¿Cómo será de complicado para mantener?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ermo Hernán</meta:initial-creator>
    <meta:creation-date>2018-02-06T01:05:06.48</meta:creation-date>
    <dc:date>2018-02-06T02:06:33.90</dc:date>
    <dc:creator>Guillermo Hernán</dc:creator>
    <meta:editing-duration>PT46M16S</meta:editing-duration>
    <meta:editing-cycles>2</meta:editing-cycles>
    <meta:generator>OpenOffice/4.1.1$Win32 OpenOffice.org_project/411m6$Build-9775</meta:generator>
    <meta:document-statistic meta:object-count="8"/>
  </office:meta>
</office:document-meta>
</file>